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office:value-type="float" office:value="5">
            <text:p>5</text:p>
          </table:table-cell>
          <table:table-cell office:value-type="string">
            <text:p>Taiat lisätty, testipeli toimii kuten pitääkin</text:p>
          </table:table-cell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office:value-type="float" office:value="2">
            <text:p>2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office:value-type="float" office:value="1">
            <text:p>1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office:value-type="float" office:value="3">
            <text:p>3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.04.2012</text:date>, <text:time>19:22:3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4-09T19:22:32.53</dc:date>
    <meta:editing-duration>PT20H59M35S</meta:editing-duration>
    <meta:editing-cycles>13</meta:editing-cycles>
    <meta:generator>OpenOffice.org/3.0$Win32 OpenOffice.org_project/300m9$Build-9358</meta:gener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